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1.771cm"/>
    </style:style>
    <style:style style:name="Tabella5.B" style:family="table-column">
      <style:table-column-properties style:column-width="5.135cm"/>
    </style:style>
    <style:style style:name="Tabella5.C" style:family="table-column">
      <style:table-column-properties style:column-width="1.198cm"/>
    </style:style>
    <style:style style:name="Tabella5.D" style:family="table-column">
      <style:table-column-properties style:column-width="1.293cm"/>
    </style:style>
    <style:style style:name="Tabella5.E" style:family="table-column">
      <style:table-column-properties style:column-width="2.598cm"/>
    </style:style>
    <style:style style:name="Tabella5.F" style:family="table-column">
      <style:table-column-properties style:column-width="1.603cm"/>
    </style:style>
    <style:style style:name="Tabella5.G" style:family="table-column">
      <style:table-column-properties style:column-width="3.108cm"/>
    </style:style>
    <style:style style:name="Tabella5.H" style:family="table-column">
      <style:table-column-properties style:column-width="2.29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H2" style:family="table-cell">
      <style:table-cell-properties fo:padding="0.097cm" fo:border-left="0.05pt solid #000000" fo:border-right="none" fo:border-top="none" fo:border-bottom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none" fo:border-top="none" fo:border-bottom="none"/>
    </style:style>
    <style:style style:name="Tabella5.H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H4" style:family="table-cell">
      <style:table-cell-properties fo:padding="0.097cm" fo:border-left="0.05pt solid #000000" fo:border-right="none" fo:border-top="none" fo:border-bottom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none" fo:border-top="none" fo:border-bottom="0.05pt solid #000000"/>
    </style:style>
    <style:style style:name="Tabella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3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margin-left="0.101cm" fo:margin-right="0.101cm" fo:margin-top="0.049cm" fo:margin-bottom="0.049cm" style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19" style:family="paragraph" style:parent-style-name="Normale">
      <style:text-properties style:font-name="Carlito"/>
    </style:style>
    <style:style style:name="P20" style:family="paragraph" style:parent-style-name="No_20_Spacing">
      <style:text-properties style:font-name="Carlito" officeooo:paragraph-rsid="004f6695"/>
    </style:style>
    <style:style style:name="P21" style:family="paragraph" style:parent-style-name="Standard">
      <style:text-properties style:font-name="Carlito" officeooo:paragraph-rsid="004f6695"/>
    </style:style>
    <style:style style:name="P22" style:family="paragraph" style:parent-style-name="Standard">
      <style:text-properties style:font-name="Carlito"/>
    </style:style>
    <style:style style:name="P23" style:family="paragraph" style:parent-style-name="Standard">
      <style:paragraph-properties fo:text-align="justify" style:justify-single-word="false"/>
      <style:text-properties style:font-name="Carlito"/>
    </style:style>
    <style:style style:name="P24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5" style:family="paragraph" style:parent-style-name="Text_20_body">
      <style:paragraph-properties fo:text-align="justify" style:justify-single-word="false"/>
      <style:text-properties style:font-name="Carlito"/>
    </style:style>
    <style:style style:name="P2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Carlito" fo:font-size="9pt" fo:font-weight="normal" officeooo:rsid="00076d8b" officeooo:paragraph-rsid="00780730" style:font-size-asian="9pt" style:font-weight-asian="normal" style:font-size-complex="9pt" style:font-weight-complex="normal"/>
    </style:style>
    <style:style style:name="P3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3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Carlito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3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rlito" fo:font-size="6pt" style:font-size-asian="6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Carlito"/>
    </style:style>
    <style:style style:name="P4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41" style:family="paragraph" style:parent-style-name="No_20_spacing">
      <style:text-properties style:font-name="Carlito"/>
    </style:style>
    <style:style style:name="P42" style:family="paragraph" style:parent-style-name="Text_20_body">
      <style:text-properties style:font-name="Carlito"/>
    </style:style>
    <style:style style:name="P4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44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45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46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loext:opacity="100%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7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48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49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50" style:family="paragraph" style:parent-style-name="Header">
      <style:text-properties style:text-position="0% 100%"/>
    </style:style>
    <style:style style:name="P51" style:family="paragraph" style:parent-style-name="Footer">
      <style:text-properties officeooo:paragraph-rsid="004c5054"/>
    </style:style>
    <style:style style:name="P5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53" style:family="paragraph" style:parent-style-name="Normale">
      <style:text-properties officeooo:paragraph-rsid="00062631"/>
    </style:style>
    <style:style style:name="P54" style:family="paragraph" style:parent-style-name="No_20_Spacing">
      <style:text-properties officeooo:paragraph-rsid="00076d8b"/>
    </style:style>
    <style:style style:name="P55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5pt" fo:letter-spacing="-0.016cm" fo:font-style="normal" fo:font-weight="normal" officeooo:rsid="00569c10" officeooo:paragraph-rsid="007b0f51" fo:background-color="transparent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6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6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6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79e6a8" officeooo:paragraph-rsid="0079e6a8" fo:background-color="transparent" style:font-size-asian="6pt" style:font-weight-asian="bold" style:font-size-complex="6pt" style:font-weight-complex="bold"/>
    </style:style>
    <style:style style:name="P63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officeooo:rsid="00474f25"/>
    </style:style>
    <style:style style:name="T2" style:family="text">
      <style:text-properties style:language-asian="it" style:country-asian="IT"/>
    </style:style>
    <style:style style:name="T3" style:family="text">
      <style:text-properties fo:color="#000000" loext:opacity="100%" fo:letter-spacing="-0.012cm" style:text-underline-style="none" style:font-name-complex="Lucida Sans"/>
    </style:style>
    <style:style style:name="T4" style:family="text">
      <style:text-properties fo:color="#000000" loext:opacity="100%" fo:letter-spacing="-0.012cm" style:text-underline-style="none" style:font-name-complex="Lucida Sans" style:font-style-complex="italic"/>
    </style:style>
    <style:style style:name="T5" style:family="text">
      <style:text-properties fo:color="#000000" loext:opacity="100%" fo:letter-spacing="-0.012cm" style:text-underline-style="none" officeooo:rsid="003c49d0" style:font-name-complex="Lucida Sans"/>
    </style:style>
    <style:style style:name="T6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7" style:family="text">
      <style:text-properties fo:color="#000000" loext:opacity="100%" style:text-position="0% 100%" fo:letter-spacing="-0.012cm" style:text-underline-style="none" style:font-name-complex="Lucida Sans"/>
    </style:style>
    <style:style style:name="T8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0" style:family="text">
      <style:text-properties officeooo:rsid="003c49d0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Ns. Rif. <text:placeholder text:placeholder-type="text">&lt;o.name or ''&gt;</text:placeholder></text:p>
      <text:p text:style-name="P19">Perugia, <text:placeholder text:placeholder-type="text">&lt;format_date(o.date_order, 'dd/MM/yyyy')&gt;</text:placeholder></text:p>
      <text:p text:style-name="P41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 table:style-name="TableLine1989734439808">
          <table:table-cell table:style-name="TableBox1989734439536" office:value-type="string">
            <text:p text:style-name="P39"/>
          </table:table-cell>
          <table:table-cell table:style-name="TableBox1989734429472" office:value-type="string">
            <text:p text:style-name="P21"><text:placeholder text:placeholder-type="text">&lt;o.partner_id.title and o.partner_id.title.name or ''&gt;</text:placeholder></text:p>
            <text:p text:style-name="P27"><text:placeholder text:placeholder-type="text">&lt;o.partner_id.name or ''&gt;</text:placeholder></text:p>
            <text:p text:style-name="P20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20"><text:placeholder text:placeholder-type="text">&lt;o.partner_id.zip or ''&gt;</text:placeholder><text:s/><text:placeholder text:placeholder-type="text">&lt;o.partner_id.city or ''&gt;</text:placeholder></text:p>
            <text:p text:style-name="P40"/>
          </table:table-cell>
        </table:table-row>
      </table:table>
      <text:p text:style-name="P20"><text:tab/><text:tab/><text:tab/><text:tab/><text:tab/><text:tab/><text:tab/><text:tab/><text:tab/></text:p>
      <text:p text:style-name="P42"/>
      <text:p text:style-name="P24"><text:span text:style-name="T15">Oggetto: </text:span><text:span text:style-name="T15"><text:placeholder text:placeholder-type="text">&lt;o.additional_text_1 or 'Proposta commerciale'&gt;</text:placeholder></text:span></text:p>
      <text:p text:style-name="P23"><text:placeholder text:placeholder-type="text">&lt;o.additional_text_2 or ''&gt;</text:placeholder></text:p>
      <text:p text:style-name="P22"/>
      <text:p text:style-name="P2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 table:style-name="Tabella5.1">
          <table:table-cell table:style-name="Tabella5.A1" office:value-type="string">
            <text:p text:style-name="P57">RIF.</text:p>
          </table:table-cell>
          <table:table-cell table:style-name="Tabella5.A1" office:value-type="string">
            <text:p text:style-name="P58">DESCRIZIONE</text:p>
          </table:table-cell>
          <table:table-cell table:style-name="Tabella5.A1" office:value-type="string">
            <text:p text:style-name="P59">U.M.</text:p>
          </table:table-cell>
          <table:table-cell table:style-name="Tabella5.A1" office:value-type="string">
            <text:p text:style-name="P60">Q.TA'</text:p>
          </table:table-cell>
          <table:table-cell table:style-name="Tabella5.A1" office:value-type="string">
            <text:p text:style-name="P60">PREZZO <text:span text:style-name="T19">UNIT.</text:span></text:p>
          </table:table-cell>
          <table:table-cell table:style-name="Tabella5.A1" office:value-type="string">
            <text:p text:style-name="P61">SC<text:span text:style-name="T19">ONTO</text:span> %</text:p>
          </table:table-cell>
          <table:table-cell table:style-name="Tabella5.A1" office:value-type="string">
            <text:p text:style-name="P61">IMPORTO</text:p>
          </table:table-cell>
          <table:table-cell table:style-name="Tabella5.H1" office:value-type="string">
            <text:p text:style-name="P62">IVA</text:p>
          </table:table-cell>
        </table:table-row>
        <table:table-row table:style-name="TableLine1990090004256">
          <table:table-cell table:style-name="Tabella5.A4" table:number-columns-spanned="7" office:value-type="string">
            <text:p text:style-name="P3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2" office:value-type="string">
            <text:p text:style-name="P37"/>
          </table:table-cell>
        </table:table-row>
        <table:table-row table:style-name="TableLine1990090003440">
          <table:table-cell table:style-name="Tabella5.A3" office:value-type="string">
            <text:p text:style-name="P3"><text:placeholder text:placeholder-type="text">&lt;line.product_id.default_code or ''&gt;</text:placeholder></text:p>
          </table:table-cell>
          <table:table-cell table:style-name="Tabella5.B3" office:value-type="string">
            <text:p text:style-name="P3"><text:placeholder text:placeholder-type="text">&lt;line.name or ''&gt;</text:placeholder></text:p>
          </table:table-cell>
          <table:table-cell table:style-name="Tabella5.C3" office:value-type="string">
            <text:p text:style-name="P4"><text:placeholder text:placeholder-type="text">&lt;line.product_uom.name or ''&gt;</text:placeholder></text:p>
          </table:table-cell>
          <table:table-cell table:style-name="Tabella5.D3" office:value-type="string">
            <text:p text:style-name="P5"><text:placeholder text:placeholder-type="text">&lt;line.product_uom_qty&gt;</text:placeholder></text:p>
          </table:table-cell>
          <table:table-cell table:style-name="Tabella5.E3" office:value-type="string">
            <text:p text:style-name="P7"><text:placeholder text:placeholder-type="text">&lt;format_currency(line.price_unit)&gt;</text:placeholder></text:p>
          </table:table-cell>
          <table:table-cell table:style-name="Tabella5.F3" office:value-type="string">
            <text:p text:style-name="P55"><text:placeholder text:placeholder-type="text">&lt;line.discount&gt;</text:placeholder></text:p>
          </table:table-cell>
          <table:table-cell table:style-name="Tabella5.G3" office:value-type="string">
            <text:p text:style-name="P7"><text:placeholder text:placeholder-type="text">&lt;format_currency(line.price_subtotal)&gt;</text:placeholder></text:p>
          </table:table-cell>
          <table:table-cell table:style-name="Tabella5.H3" office:value-type="string">
            <text:p text:style-name="P56"><text:placeholder text:placeholder-type="text">&lt;format_currency(line.price_tax)&gt;</text:placeholder><text:s/><text:placeholder text:placeholder-type="text">&lt;line.tax_id.description or ''&gt;</text:placeholder></text:p>
          </table:table-cell>
        </table:table-row>
        <table:table-row table:style-name="TableLine1990090016768">
          <table:table-cell table:style-name="Tabella5.A4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4" office:value-type="string">
            <text:p text:style-name="P37"/>
          </table:table-cell>
        </table:table-row>
        <table:table-row table:style-name="Tabella5.5">
          <table:table-cell table:style-name="Tabella5.A5" office:value-type="string">
            <text:p text:style-name="P38"/>
          </table:table-cell>
          <table:table-cell table:style-name="Tabella5.B5" office:value-type="string">
            <text:p text:style-name="P38"/>
          </table:table-cell>
          <table:table-cell table:style-name="Tabella5.C5" office:value-type="string">
            <text:p text:style-name="P38"/>
          </table:table-cell>
          <table:table-cell table:style-name="Tabella5.D5" office:value-type="string">
            <text:p text:style-name="P38"/>
          </table:table-cell>
          <table:table-cell table:style-name="Tabella5.E5" office:value-type="string">
            <text:p text:style-name="P38"/>
          </table:table-cell>
          <table:table-cell table:style-name="Tabella5.F5" office:value-type="string">
            <text:p text:style-name="P38"/>
          </table:table-cell>
          <table:table-cell table:style-name="Tabella5.G5" office:value-type="string">
            <text:p text:style-name="P38"/>
          </table:table-cell>
          <table:table-cell table:style-name="Tabella5.H5" office:value-type="string">
            <text:p text:style-name="P3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>Totale <text:span text:style-name="T20">preventivo IVA esclusa</text:span> :</text:p>
          </table:table-cell>
          <table:table-cell table:style-name="Tabella4.A1" office:value-type="string">
            <text:p text:style-name="P18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1">IVA :</text:p>
          </table:table-cell>
          <table:table-cell table:style-name="Tabella4.A1" office:value-type="string">
            <text:p text:style-name="P18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1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18"><text:placeholder text:placeholder-type="text">&lt;format_currency(o.amount_total)&gt;</text:placeholder></text:p>
          </table:table-cell>
        </table:table-row>
      </table:table>
      <text:p text:style-name="P6"/>
      <text:p text:style-name="P12"/>
      <text:p text:style-name="P13">Termini e condizioni di vendita</text:p>
      <text:p text:style-name="P13"><text:soft-page-break/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14">Pagamento: <text:span text:style-name="T21"><text:placeholder text:placeholder-type="text">&lt;o.payment_term_id.name or ''&gt;</text:placeholder></text:span></text:p>
      <text:p text:style-name="P15">Validità preventivo: fino al <text:placeholder text:placeholder-type="text">&lt;format_date(o.validity_date, 'dd/MM/yyyy')&gt;</text:placeholder></text:p>
      <text:p text:style-name="P16"/>
      <text:p text:style-name="P16"><text:placeholder text:placeholder-type="text">&lt;if test="o.additional_text_3"&gt;</text:placeholder></text:p>
      <text:p text:style-name="P17">Limitazioni e/o note aggiuntive alla presente proposta commerciale</text:p>
      <text:p text:style-name="P16"><text:placeholder text:placeholder-type="text">&lt;o.additional_text_3&gt;</text:placeholder></text:p>
      <text:p text:style-name="P16"><text:placeholder text:placeholder-type="text">&lt;/if&gt;</text:placeholder></text:p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leLine1989734440896"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46"><text:placeholder text:placeholder-type="text">&lt;o.company_id.name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9">Il cliente ( per accettazione )</text:p>
          </table:table-cell>
          <table:table-cell table:style-name="Tabella3.A1" office:value-type="string">
            <text:p text:style-name="P31"/>
          </table:table-cell>
        </table:table-row>
        <table:table-row table:style-name="TableLine1989734445520"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0"><text:placeholder text:placeholder-type="text">&lt;o.user_id.signature_text or 'Il rappresentante commerciale'&gt;</text:placeholder></text:p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5">Data, timbro e firma</text:p>
          </table:table-cell>
          <table:table-cell table:style-name="Tabella3.A1" office:value-type="string">
            <text:p text:style-name="P36"/>
          </table:table-cell>
        </table:table-row>
        <table:table-row table:style-name="TableLine1989734455584"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29"><text:placeholder text:placeholder-type="text">&lt;o.user_id.name or ''&gt;</text:placeholder></text:p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/>
            <text:p text:style-name="P34"/>
            <text:p text:style-name="P34">___________________</text:p>
          </table:table-cell>
          <table:table-cell table:style-name="Tabella3.A1" office:value-type="string">
            <text:p text:style-name="P33"/>
          </table:table-cell>
        </table:table-row>
      </table:table>
      <text:p text:style-name="P28"/>
      <text:p text:style-name="P32"><text:tab/><text:tab/><text:tab/><text:tab/><text:tab/><text:tab/><text:tab/></text:p>
      <text:p text:style-name="P25"><text:tab/><text:tab/><text:tab/><text:tab/></text:p>
      <text:p text:style-name="P28"/>
      <text:p text:style-name="P54"><text:span text:style-name="Teletype"><text:span text:style-name="T11"/></text:span></text:p>
      <text:p text:style-name="P53"><text:span text:style-name="Teletype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3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4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6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7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8" style:family="paragraph" style:parent-style-name="Header">
      <style:text-properties style:text-position="0% 100%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officeooo:rsid="00474f25"/>
    </style:style>
    <style:style style:name="MT2" style:family="text">
      <style:text-properties style:language-asian="it" style:country-asian="IT"/>
    </style:style>
    <style:style style:name="MT3" style:family="text">
      <style:text-properties fo:color="#000000" loext:opacity="100%" fo:letter-spacing="-0.012cm" style:text-underline-style="none" style:font-name-complex="Lucida Sans"/>
    </style:style>
    <style:style style:name="MT4" style:family="text">
      <style:text-properties fo:color="#000000" loext:opacity="100%" fo:letter-spacing="-0.012cm" style:text-underline-style="none" style:font-name-complex="Lucida Sans" style:font-style-complex="italic"/>
    </style:style>
    <style:style style:name="MT5" style:family="text">
      <style:text-properties officeooo:rsid="003c49d0"/>
    </style:style>
    <style:style style:name="MT6" style:family="text">
      <style:text-properties fo:color="#000000" loext:opacity="100%" fo:letter-spacing="-0.012cm" style:text-underline-style="none" officeooo:rsid="003c49d0" style:font-name-complex="Lucida Sans"/>
    </style:style>
    <style:style style:name="MT7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loext:opacity="100%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leLine1989734428928"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2"/></text:span></text:p>
            </table:table-cell>
            <table:table-cell table:style-name="Tabella1.A1" office:value-type="string">
              <text:p text:style-name="MP3"/>
              <text:p text:style-name="MP4"><text:placeholder text:placeholder-type="text">&lt;o.company_id.name&gt;</text:placeholder></text:p>
              <text:p text:style-name="MP5"><text:span text:style-name="MT3"><text:placeholder text:placeholder-type="text">&lt;o.company_id.partner_id.street&gt;</text:placeholder></text:span><text:span text:style-name="MT3"><text:s/>- </text:span><text:span text:style-name="MT3"><text:placeholder text:placeholder-type="text">&lt;o.company_id.partner_id.zip&gt;</text:placeholder></text:span><text:span text:style-name="MT3"><text:s/>- </text:span><text:span text:style-name="MT3"><text:placeholder text:placeholder-type="text">&lt;o.company_id.partner_id.city&gt;</text:placeholder></text:span></text:p>
              <text:p text:style-name="MP6">Tel +39<text:span text:style-name="MT4"><text:placeholder text:placeholder-type="text">&lt;o.company_id.partner_id.phone&gt;</text:placeholder></text:span> - Fax +39<text:span text:style-name="MT4"><text:placeholder text:placeholder-type="text">&lt;o.company_id.partner_id.phone&gt;</text:placeholder></text:span></text:p>
              <text:p text:style-name="MP7">P<text:span text:style-name="MT5">artita </text:span>Iva <text:span text:style-name="MT6"><text:placeholder text:placeholder-type="text">&lt;o.company_id.partner_id.vat&gt;</text:placeholder></text:span></text:p>
              <text:p text:style-name="MP8"/>
            </table:table-cell>
          </table:table-row>
        </table:table>
        <text:p text:style-name="MP1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MP2"/>
      </style:header>
      <style:footer>
        <text:p text:style-name="MP2"/>
        <text:p text:style-name="MP2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leLine1989734432464"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Fabrizio Cocciari</meta:initial-creator>
    <meta:creation-date>2015-10-02T07:20:00Z</meta:creation-date>
    <dc:date>2022-02-27T12:23:28.167000000</dc:date>
    <meta:print-date>2015-10-01T17:14:00Z</meta:print-date>
    <meta:editing-cycles>109</meta:editing-cycles>
    <meta:editing-duration>PT18H44M10S</meta:editing-duration>
    <meta:document-statistic meta:table-count="6" meta:image-count="0" meta:object-count="0" meta:page-count="2" meta:paragraph-count="62" meta:word-count="179" meta:character-count="1930" meta:non-whitespace-character-count="1779"/>
    <meta:template xlink:type="simple" xlink:actuate="onRequest" xlink:title="" xlink:href="Normal"/>
  </office:meta>
</office:document-meta>
</file>